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46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9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transparent" fo:wrap-option="no-wrap"/>
    </style:style>
    <style:style style:name="ce4" style:family="table-cell" style:parent-style-name="Default">
      <style:table-cell-properties fo:background-color="transparent" fo:wrap-option="wrap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Схема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Протокол аттестации на разряд </text:p>
          </table:table-cell>
          <table:table-cell table:style-name="ce1"/>
          <table:table-cell office:value-type="string" calcext:value-type="string">
            <text:p>Отчет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Критерии</text:p>
          </table:table-cell>
          <table:table-cell table:style-name="ce1" office:value-type="string" calcext:value-type="string">
            <text:p>степени</text:p>
          </table:table-cell>
          <table:table-cell office:value-type="string" calcext:value-type="string">
            <text:p>Участок</text:p>
          </table:table-cell>
          <table:table-cell office:value-type="string" calcext:value-type="string">
            <text:p>Тип задачи</text:p>
          </table:table-cell>
          <table:table-cell office:value-type="string" calcext:value-type="string">
            <text:p>Вид работ</text:p>
          </table:table-cell>
          <table:table-cell office:value-type="string" calcext:value-type="string">
            <text:p>Изделия</text:p>
          </table:table-cell>
          <table:table-cell office:value-type="string" calcext:value-type="string">
            <text:p>Сколько затрачено времени?(часов\минут)</text:p>
          </table:table-cell>
          <table:table-cell office:value-type="string" calcext:value-type="string">
            <text:p>Количество годных плат или изделий</text:p>
          </table:table-cell>
          <table:table-cell office:value-type="string" calcext:value-type="string">
            <text:p>Количество задержанных плат или изделий</text:p>
          </table:table-cell>
          <table:table-cell office:value-type="string" calcext:value-type="string">
            <text:p>Комментарий</text:p>
          </table:table-cell>
        </table:table-row>
        <table:table-row table:style-name="ro3">
          <table:table-cell office:value-type="string" calcext:value-type="string">
            <text:p>Составлена 1 УП для установщиков для изделий СЛ 1 раз в 3 месяца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tarline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Составлена 1 УП для установщиков для контрактных изделий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Контрактное пр-во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Составлена 1 УП для машины селективной пайки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 table:style-name="Default"/>
          <table:table-cell office:value-type="string" calcext:value-type="string">
            <text:p>Написание программы для SEHO PRI / SE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Составлена 1 УП для AOI Modus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писание программы для АОИ PRI / SEC 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2">
          <table:table-cell office:value-type="string" calcext:value-type="string">
            <text:p>Составлена 1 УП для AOI KohYoung 1 раз в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Создание программы для AOI PRI / SEC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2">
          <table:table-cell office:value-type="string" calcext:value-type="string">
            <text:p>Выполнены работы по загрузке и\или настройке машины селективной пайки 22 часа в месяц и больше</text:p>
          </table:table-cell>
          <table:table-cell office:value-type="string" calcext:value-type="string">
            <text:p>1 балл 7 ч; общее время работы — 176 часов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стройка SEHO PRI + Пайка компонентов PRI </text:p>
          </table:table-cell>
          <table:table-cell office:value-type="string" calcext:value-type="string">
            <text:p>+ изделие</text:p>
          </table:table-cell>
          <table:table-cell office:value-type="string" calcext:value-type="string">
            <text:p>указываем время</text:p>
          </table:table-cell>
          <table:table-cell table:number-columns-repeated="2"/>
          <table:table-cell office:value-type="string" calcext:value-type="string">
            <text:p>должен быть учет двух этих видов </text:p>
          </table:table-cell>
        </table:table-row>
        <table:table-row table:style-name="ro4">
          <table:table-cell office:value-type="string" calcext:value-type="string">
            <office:annotation office:display="true" draw:style-name="gr1" draw:text-style-name="P2" svg:width="2.899cm" svg:height="2.966cm" svg:x="33.062cm" svg:y="12.198cm" draw:caption-point-x="-20.87cm" draw:caption-point-y="0.702cm">
              <dc:date>2020-11-05T00:00:00</dc:date>
              <text:p text:style-name="P1"><text:span text:style-name="T1">Заготовки пока не берем, а платы, выбирать параметер где большее значение</text:span></text:p>
            </office:annotation>
            <text:p>Выполнены работы по проверке и\или настройке на АОИ Modus 11 часов и более 50 заготовок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на АОИ PRI <text:s/>/ SEC</text:p>
          </table:table-cell>
          <table:table-cell office:value-type="string" calcext:value-type="string">
            <text:p>+ изделие</text:p>
          </table:table-cell>
          <table:table-cell/>
          <table:table-cell table:number-columns-repeated="2" office:value-type="string" calcext:value-type="string">
            <text:p>суммировать</text:p>
          </table:table-cell>
          <table:table-cell/>
        </table:table-row>
        <table:table-row table:style-name="ro4">
          <table:table-cell office:value-type="string" calcext:value-type="string">
            <text:p>Выполнены работы по загрузке и\или настройке трафаретного принтера 2 раза в месяц и боле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принтера Prim / Sec</text:p>
          </table:table-cell>
          <table:table-cell office:value-type="string" calcext:value-type="string">
            <text:p>+ изделие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ыполнены работы по загрузке и\или настройке установщиков 22 часа в месяц и больше</text:p>
          </table:table-cell>
          <table:table-cell office:value-type="string" calcext:value-type="string">
            <text:p>1 балл 7 ч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установщиков </text:p>
          </table:table-cell>
          <table:table-cell/>
          <table:table-cell office:value-type="string" calcext:value-type="string">
            <text:p>считаем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Выполнены работы по проверке и\или настройке на АОИ KY 11 часов в месяц и больше (более 50 заготовок)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ойка первой платы на АОИ + Проверка плат на АОИ Prim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4">
          <table:table-cell office:value-type="string" calcext:value-type="string">
            <text:p>Выполнены работы по разбраковке на ревью станции после АОИ KY 11 часов в месяц и больше (более 50 заготовок)</text:p>
          </table:table-cell>
          <table:table-cell office:value-type="string" calcext:value-type="string">
            <text:p>3,5 ч и 133 платы 1 балл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ReviewStation pri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7">
          <table:table-cell office:value-type="string" calcext:value-type="string">
            <text:p>Проведение обучений для сотрудников 1 раз в месяц и чаще, бланк ознакомления сотрудников с подписями сдан администратору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Проведение обучения </text:p>
          </table:table-cell>
          <table:table-cell table:number-columns-repeated="5"/>
        </table:table-row>
        <table:table-row table:style-name="ro8">
          <table:table-cell table:style-name="ce3" office:value-type="string" calcext:value-type="string">
            <office:annotation office:display="true" draw:style-name="gr2" draw:text-style-name="P2" svg:width="2.899cm" svg:height="1.799cm" svg:x="12.802cm" svg:y="19.989cm" draw:caption-point-x="-0.61cm" draw:caption-point-y="1.51cm">
              <dc:date>2020-11-03T00:00:00</dc:date>
              <text:p text:style-name="P1"><text:span text:style-name="T1">Каков метод расчета</text:span></text:p>
            </office:annotation>
            <text:p>Составление рабочих инструкций и документов 1 раз в 3 месяца и чаще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Написание инструкции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Выполнена проверка программы установщиков 1 раз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рограммы установщиков + Проверка комплектации 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Выполнена проверка первой платы после сборки установщиками, оставлен комментарий в задаче 1 раз месяц и чаще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ервой платы до оплавления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Выполнена проверка первой спаянной платы после селективной пайки, оставлен комментарий в задаче 1 раз месяц и чащ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первой платы после пайки 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Выполнена проверка первой платы после оплавления на ICT, сотавлен комментарий в задаче 1 раз месяц и чаще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Внутрисхемное тестирование ICT </text:p>
          </table:table-cell>
          <table:table-cell table:number-columns-repeated="5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.00.0000</text:date>, <text:time style:data-style-name="N2" text:time-value="11:41:13.020201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1.0$Linux_X86_64 LibreOffice_project/00$Build-1</meta:generator>
    <dc:date>2020-11-05T16:10:12.648345022</dc:date>
    <meta:editing-duration>PT4H45M53S</meta:editing-duration>
    <meta:editing-cycles>5</meta:editing-cycles>
    <meta:document-statistic meta:table-count="1" meta:cell-count="95" meta:object-count="0"/>
  </office:meta>
</office:document-meta>
</file>